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5" style:parent-style-name="Normal" style:family="paragraph">
      <style:paragraph-properties style:text-autospace="none" fo:margin-bottom="0in" fo:line-height="100%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6" style:parent-style-name="Normal" style:family="paragraph">
      <style:paragraph-properties style:text-autospace="none" fo:margin-bottom="0in" fo:line-height="100%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7" style:parent-style-name="Normal" style:family="paragraph">
      <style:paragraph-properties style:text-autospace="none" fo:margin-bottom="0in" fo:line-height="100%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1" style:parent-style-name="Normal" style:family="paragraph">
      <style:paragraph-properties style:text-autospace="none" fo:margin-bottom="0in" fo:line-height="100%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8" style:parent-style-name="Normal" style:family="paragraph">
      <style:paragraph-properties style:text-autospace="none" fo:margin-bottom="0in" fo:line-height="100%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7" style:parent-style-name="Normal" style:family="paragraph">
      <style:paragraph-properties style:text-autospace="none" fo:margin-bottom="0in" fo:line-height="100%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0" style:parent-style-name="Normal" style:family="paragraph">
      <style:paragraph-properties style:text-autospace="none" fo:margin-bottom="0in" fo:line-height="100%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8" style:parent-style-name="Normal" style:family="paragraph">
      <style:paragraph-properties style:text-autospace="none" fo:margin-bottom="0in" fo:line-height="100%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3" style:parent-style-name="Normal" style:family="paragraph">
      <style:paragraph-properties style:text-autospace="none" fo:margin-bottom="0in" fo:line-height="100%"/>
    </style:style>
    <style:style style:name="T2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"pch.h"</text:span><text:span text:style-name="T5"><text:s/></text:span></text:p>
      <text:p text:style-name="P6"/>
      <text:p text:style-name="P7"><text:span text:style-name="T8">#include</text:span><text:span text:style-name="T9"><text:s/></text:span><text:span text:style-name="T10">&lt;iostream&gt;</text:span><text:span text:style-name="T11"><text:s/></text:span></text:p>
      <text:p text:style-name="P12"/>
      <text:p text:style-name="P13"><text:span text:style-name="T14">#include</text:span><text:span text:style-name="T15"><text:s/></text:span><text:span text:style-name="T16">&lt;string.h&gt;</text:span><text:span text:style-name="T17"><text:s/></text:span></text:p>
      <text:p text:style-name="P18"/>
      <text:p text:style-name="P19"/>
      <text:p text:style-name="P20"/>
      <text:p text:style-name="P21"><text:span text:style-name="T22">using</text:span><text:span text:style-name="T23"><text:s/></text:span><text:span text:style-name="T24">namespace</text:span><text:span text:style-name="T25"><text:s/>System;</text:span></text:p>
      <text:p text:style-name="P26"/>
      <text:p text:style-name="P27"><text:span text:style-name="T28">using</text:span><text:span text:style-name="T29"><text:s/></text:span><text:span text:style-name="T30">namespace</text:span><text:span text:style-name="T31"><text:s/>std;</text:span></text:p>
      <text:p text:style-name="P32"/>
      <text:p text:style-name="P33"/>
      <text:p text:style-name="P34"/>
      <text:p text:style-name="P35"><text:span text:style-name="T36">class</text:span><text:span text:style-name="T37"><text:s/></text:span><text:span text:style-name="T38">Pers</text:span><text:span text:style-name="T39"><text:s/>{</text:span></text:p>
      <text:p text:style-name="P40"/>
      <text:p text:style-name="P41"><text:span text:style-name="T42">private</text:span><text:span text:style-name="T43">:</text:span></text:p>
      <text:p text:style-name="P44"/>
      <text:p text:style-name="P45"><text:span text:style-name="T46"><text:s text:c="4"/></text:span><text:span text:style-name="T47">unsigned</text:span><text:span text:style-name="T48"><text:s/>vs;</text:span></text:p>
      <text:p text:style-name="P49"/>
      <text:p text:style-name="P50"><text:span text:style-name="T51"><text:s text:c="4"/></text:span><text:span text:style-name="T52">string</text:span><text:span text:style-name="T53"><text:s/>nume;</text:span></text:p>
      <text:p text:style-name="P54"/>
      <text:p text:style-name="P55"><text:span text:style-name="T56"><text:s text:c="4"/></text:span><text:span text:style-name="T57">string</text:span><text:span text:style-name="T58"><text:s/>prenume;</text:span></text:p>
      <text:p text:style-name="P59"/>
      <text:p text:style-name="P60"><text:span text:style-name="T61">public</text:span><text:span text:style-name="T62">:</text:span></text:p>
      <text:p text:style-name="P63"/>
      <text:p text:style-name="P64"><text:span text:style-name="T65"><text:s text:c="4"/>Pers(</text:span><text:span text:style-name="T66">unsigned</text:span><text:span text:style-name="T67"><text:s/></text:span><text:span text:style-name="T68">vs1</text:span><text:span text:style-name="T69">,<text:s/></text:span><text:span text:style-name="T70">string</text:span><text:span text:style-name="T71"><text:s/></text:span><text:span text:style-name="T72">num1</text:span><text:span text:style-name="T73">,<text:s/></text:span><text:span text:style-name="T74">string</text:span><text:span text:style-name="T75"><text:s/></text:span><text:span text:style-name="T76">prenum1</text:span><text:span text:style-name="T77">) {</text:span></text:p>
      <text:p text:style-name="P78"/>
      <text:p text:style-name="P79"><text:span text:style-name="T80"><text:s text:c="8"/>vs =<text:s/></text:span><text:span text:style-name="T81">vs1</text:span><text:span text:style-name="T82">;</text:span></text:p>
      <text:p text:style-name="P83"/>
      <text:p text:style-name="P84"><text:span text:style-name="T85"><text:s text:c="8"/>nume<text:s/></text:span><text:span text:style-name="T86">=</text:span><text:span text:style-name="T87"><text:s/></text:span><text:span text:style-name="T88">num1</text:span><text:span text:style-name="T89">;</text:span></text:p>
      <text:p text:style-name="P90"/>
      <text:p text:style-name="P91"><text:span text:style-name="T92"><text:s text:c="8"/>prenume<text:s/></text:span><text:span text:style-name="T93">=</text:span><text:span text:style-name="T94"><text:s/></text:span><text:span text:style-name="T95">prenum1</text:span><text:span text:style-name="T96">;</text:span></text:p>
      <text:p text:style-name="P97"/>
      <text:p text:style-name="P98"><text:s text:c="4"/>}</text:p>
      <text:p text:style-name="P99"/>
      <text:p text:style-name="P100"/>
      <text:p text:style-name="P101"/>
      <text:p text:style-name="P102"><text:s text:c="4"/>Pers() {}</text:p>
      <text:p text:style-name="P103"/>
      <text:p text:style-name="P104"/>
      <text:p text:style-name="P105"/>
      <text:p text:style-name="P106"><text:span text:style-name="T107"><text:s text:c="4"/></text:span><text:span text:style-name="T108">unsigned</text:span><text:span text:style-name="T109"><text:s/>arata_vs() {<text:s/></text:span><text:span text:style-name="T110">return</text:span><text:span text:style-name="T111"><text:s/></text:span><text:span text:style-name="T112">this</text:span><text:span text:style-name="T113">-&gt;vs; }</text:span></text:p>
      <text:p text:style-name="P114"/>
      <text:p text:style-name="P115"><text:span text:style-name="T116"><text:s text:c="4"/></text:span><text:span text:style-name="T117">string</text:span><text:span text:style-name="T118"><text:s/>arata_nume() {<text:s/></text:span><text:span text:style-name="T119">return</text:span><text:span text:style-name="T120"><text:s/></text:span><text:span text:style-name="T121">this</text:span><text:span text:style-name="T122">-&gt;nume; }</text:span></text:p>
      <text:p text:style-name="P123"/>
      <text:p text:style-name="P124"><text:span text:style-name="T125"><text:s text:c="4"/></text:span><text:span text:style-name="T126">string</text:span><text:span text:style-name="T127"><text:s/>arata_prenume() {<text:s/></text:span><text:span text:style-name="T128">return</text:span><text:span text:style-name="T129"><text:s/></text:span><text:span text:style-name="T130">this</text:span><text:span text:style-name="T131">-&gt;prenume; }</text:span></text:p>
      <text:p text:style-name="P132"/>
      <text:p text:style-name="P133">};</text:p>
      <text:p text:style-name="P134"/>
      <text:p text:style-name="P135"/>
      <text:p text:style-name="P136"/>
      <text:p text:style-name="P137"><text:span text:style-name="T138">int</text:span><text:span text:style-name="T139"><text:s/>main(cli::</text:span><text:span text:style-name="T140">array</text:span><text:span text:style-name="T141">&lt;System::</text:span><text:span text:style-name="T142">String</text:span><text:span text:style-name="T143">^&gt;^<text:s/></text:span><text:span text:style-name="T144">args</text:span><text:span text:style-name="T145">)</text:span></text:p>
      <text:p text:style-name="P146"/>
      <text:p text:style-name="P147">{</text:p>
      <text:p text:style-name="P148"/>
      <text:p text:style-name="P149"/>
      <text:p text:style-name="P150"/>
      <text:soft-page-break/>
      <text:p text:style-name="P151"><text:span text:style-name="T152"><text:s text:c="4"/></text:span><text:span text:style-name="T153">Console</text:span><text:span text:style-name="T154">::WriteLine(</text:span><text:span text:style-name="T155">"Utilizez clasa Pers"</text:span><text:span text:style-name="T156">);</text:span></text:p>
      <text:p text:style-name="P157"/>
      <text:p text:style-name="P158"><text:span text:style-name="T159"><text:s text:c="4"/></text:span><text:span text:style-name="T160">Pers</text:span><text:span text:style-name="T161"><text:s/>p2(20,<text:s/></text:span><text:span text:style-name="T162">"Ionescu"</text:span><text:span text:style-name="T163">,<text:s/></text:span><text:span text:style-name="T164">"George"</text:span><text:span text:style-name="T165">);</text:span></text:p>
      <text:p text:style-name="P166"/>
      <text:p text:style-name="P167"><text:span text:style-name="T168"><text:s text:c="4"/></text:span><text:span text:style-name="T169">Pers</text:span><text:span text:style-name="T170">* p3 =<text:s/></text:span><text:span text:style-name="T171">new</text:span><text:span text:style-name="T172"><text:s/></text:span><text:span text:style-name="T173">Pers</text:span><text:span text:style-name="T174">(21,<text:s/></text:span><text:span text:style-name="T175">"Ionescu"</text:span><text:span text:style-name="T176">,<text:s/></text:span><text:span text:style-name="T177">"Adina"</text:span><text:span text:style-name="T178">);</text:span></text:p>
      <text:p text:style-name="P179"/>
      <text:p text:style-name="P180"><text:span text:style-name="T181"><text:s text:c="4"/>cout<text:s/></text:span><text:span text:style-name="T182">&lt;&lt;</text:span><text:span text:style-name="T183"><text:s/>p2.arata_nume()<text:s/></text:span><text:span text:style-name="T184">&lt;&lt;</text:span><text:span text:style-name="T185"><text:s/></text:span><text:span text:style-name="T186">"\t"</text:span><text:span text:style-name="T187"><text:s/></text:span><text:span text:style-name="T188">&lt;&lt;</text:span><text:span text:style-name="T189"><text:s/>p2.arata_prenume()<text:s/></text:span><text:span text:style-name="T190">&lt;&lt;</text:span><text:span text:style-name="T191"><text:s/></text:span><text:span text:style-name="T192">"\t"</text:span><text:span text:style-name="T193"><text:s/></text:span><text:span text:style-name="T194">&lt;&lt;</text:span><text:span text:style-name="T195"><text:s/>p2.arata_vs()<text:s/></text:span><text:span text:style-name="T196">&lt;&lt;</text:span><text:span text:style-name="T197"><text:s/>endl;</text:span></text:p>
      <text:p text:style-name="P198"/>
      <text:p text:style-name="P199"><text:span text:style-name="T200"><text:s text:c="4"/>cout<text:s/></text:span><text:span text:style-name="T201">&lt;&lt;</text:span><text:span text:style-name="T202"><text:s/>p3-&gt;arata_nume()<text:s/></text:span><text:span text:style-name="T203">&lt;&lt;</text:span><text:span text:style-name="T204"><text:s/></text:span><text:span text:style-name="T205">"\t"</text:span><text:span text:style-name="T206"><text:s/></text:span><text:span text:style-name="T207">&lt;&lt;</text:span><text:span text:style-name="T208"><text:s/>p3-&gt;arata_prenume()<text:s/></text:span><text:span text:style-name="T209">&lt;&lt;</text:span><text:span text:style-name="T210"><text:s/></text:span><text:span text:style-name="T211">"\t"</text:span><text:span text:style-name="T212"><text:s/></text:span><text:span text:style-name="T213">&lt;&lt;</text:span><text:span text:style-name="T214"><text:s/>p3-&gt;arata_vs()<text:s/></text:span><text:span text:style-name="T215">&lt;&lt;</text:span><text:span text:style-name="T216"><text:s/>endl;</text:span></text:p>
      <text:p text:style-name="P217"/>
      <text:p text:style-name="P218"><text:span text:style-name="T219"><text:s text:c="4"/></text:span><text:span text:style-name="T220">Console</text:span><text:span text:style-name="T221">::ReadKey();</text:span></text:p>
      <text:p text:style-name="P222"/>
      <text:p text:style-name="P223"><text:span text:style-name="T224"><text:s text:c="4"/></text:span><text:span text:style-name="T225">return</text:span><text:span text:style-name="T226"><text:s/>0;</text:span></text:p>
      <text:p text:style-name="P227"/>
      <text:p text:style-name="Normal"><text:span text:style-name="T22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Holtea</meta:initial-creator>
    <dc:creator>Sebastian Holtea</dc:creator>
    <meta:creation-date>2022-04-17T18:24:00Z</meta:creation-date>
    <dc:date>2022-04-17T18:26:00Z</dc:date>
    <meta:template xlink:href="Normal" xlink:type="simple"/>
    <meta:editing-cycles>1</meta:editing-cycles>
    <meta:editing-duration>PT120S</meta:editing-duration>
    <meta:document-statistic meta:page-count="2" meta:paragraph-count="1" meta:word-count="138" meta:character-count="925" meta:row-count="6" meta:non-whitespace-character-count="788"/>
  </office:meta>
</office:document-meta>
</file>